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EnvironmentChang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pEnvironmentChanger.leav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EnvironmentChanger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enterEnvironment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pEnvironmentChanger.PopEnvironmentChang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EnvironmentChang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EnvironmentChang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